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f71fc"/>
    </style:style>
    <style:style style:name="P2" style:family="paragraph" style:parent-style-name="Standard">
      <style:text-properties officeooo:paragraph-rsid="001680e7"/>
    </style:style>
    <style:style style:name="P3" style:family="paragraph" style:parent-style-name="Standard">
      <style:text-properties officeooo:rsid="000f71fc" officeooo:paragraph-rsid="000f71fc"/>
    </style:style>
    <style:style style:name="T1" style:family="text">
      <style:text-properties officeooo:rsid="0028a1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Q1...w.a.p. to find lowest number among four diffrent number.</text:p>
      <text:p text:style-name="Standard">#include &lt;stdio.h&gt;</text:p>
      <text:p text:style-name="Standard"><text:s/>int main(){</text:p>
      <text:p text:style-name="Standard"/>
      <text:p text:style-name="Standard">int a,b,c,d,x,y;</text:p>
      <text:p text:style-name="Standard">printf("enter a number\n");</text:p>
      <text:p text:style-name="Standard">scanf("%d%d%d%d",&amp;a,&amp;b,&amp;c,&amp;d);</text:p>
      <text:p text:style-name="Standard">if(a&lt;b)</text:p>
      <text:p text:style-name="Standard">x=a;</text:p>
      <text:p text:style-name="Standard">else</text:p>
      <text:p text:style-name="Standard">x=b;</text:p>
      <text:p text:style-name="Standard">if(c&lt;d)</text:p>
      <text:p text:style-name="Standard">y=c;</text:p>
      <text:p text:style-name="Standard">else</text:p>
      <text:p text:style-name="Standard">y=d;</text:p>
      <text:p text:style-name="Standard">if(x&lt;y)</text:p>
      <text:p text:style-name="Standard">printf("%d is a lowest no...",x);</text:p>
      <text:p text:style-name="Standard">else</text:p>
      <text:p text:style-name="Standard">printf("%d is a lowest no..",y);</text:p>
      <text:p text:style-name="Standard">return 0;</text:p>
      <text:p text:style-name="Standard">}</text:p>
      <text:p text:style-name="Standard">............................................................................</text:p>
      <text:p text:style-name="Standard"/>
      <text:p text:style-name="Standard">//Q.2.......leap year or not</text:p>
      <text:p text:style-name="Standard">#include &lt;stdio.h&gt;</text:p>
      <text:p text:style-name="Standard">int</text:p>
      <text:p text:style-name="Standard">main ()</text:p>
      <text:p text:style-name="Standard">{</text:p>
      <text:p text:style-name="Standard">int a;</text:p>
      <text:p text:style-name="Standard">printf (" Enter any year\n");</text:p>
      <text:p text:style-name="Standard">scanf ("%d", &amp;a);</text:p>
      <text:p text:style-name="Standard">if (a % 4 == 0)</text:p>
      <text:p text:style-name="Standard">printf ("%d is a leap year", a);</text:p>
      <text:p text:style-name="Standard">else</text:p>
      <text:p text:style-name="Standard">printf ("%d is not a leap year", a);</text:p>
      <text:p text:style-name="Standard">return 0;</text:p>
      <text:p text:style-name="Standard">}</text:p>
      <text:p text:style-name="Standard">............................................................................</text:p>
      <text:p text:style-name="Standard"/>
      <text:p text:style-name="Standard">Q.5......even odd without %</text:p>
      <text:p text:style-name="Standard">#include &lt;stdio.h&gt;</text:p>
      <text:p text:style-name="Standard">int</text:p>
      <text:p text:style-name="Standard">main ()</text:p>
      <text:p text:style-name="Standard">{</text:p>
      <text:p text:style-name="Standard">int x;</text:p>
      <text:p text:style-name="Standard">printf ("enter any number");</text:p>
      <text:p text:style-name="Standard">scanf ("%d", &amp;x);</text:p>
      <text:p text:style-name="Standard">if ((x &amp; 1) == 0)</text:p>
      <text:p text:style-name="Standard">printf ("%d is an even number", x);</text:p>
      <text:p text:style-name="Standard">else</text:p>
      <text:p text:style-name="Standard">printf ("%d is an odd number", x);</text:p>
      <text:p text:style-name="P1">return 0;</text:p>
      <text:p text:style-name="P3"><text:soft-page-break/>}</text:p>
      <text:p text:style-name="P1">.................................................................</text:p>
      <text:p text:style-name="P1"/>
      <text:p text:style-name="P1"/>
      <text:p text:style-name="P1">//Q.4...............sign of given number</text:p>
      <text:p text:style-name="Standard">#include &lt;stdio.h&gt;</text:p>
      <text:p text:style-name="Standard">int</text:p>
      <text:p text:style-name="Standard">main ()</text:p>
      <text:p text:style-name="Standard">{</text:p>
      <text:p text:style-name="Standard">int a;</text:p>
      <text:p text:style-name="Standard">printf ("Enter a Eumber\n");</text:p>
      <text:p text:style-name="Standard">scanf ("%d", &amp;a);</text:p>
      <text:p text:style-name="Standard">if (a &gt; 0)</text:p>
      <text:p text:style-name="Standard">printf ("positive sign");</text:p>
      <text:p text:style-name="Standard">else if (a &lt; 0)</text:p>
      <text:p text:style-name="Standard">printf ("negative sign");</text:p>
      <text:p text:style-name="Standard">else</text:p>
      <text:p text:style-name="Standard">printf ("naither positive nore negative");</text:p>
      <text:p text:style-name="Standard">return 0;</text:p>
      <text:p text:style-name="Standard">}</text:p>
      <text:p text:style-name="Standard"/>
      <text:p text:style-name="Standard">}</text:p>
      <text:p text:style-name="Standard">printf ("naither positive nore negative");</text:p>
      <text:p text:style-name="Standard">return 0;</text:p>
      <text:p text:style-name="Standard">}</text:p>
      <text:p text:style-name="Standard">.........................................................................</text:p>
      <text:p text:style-name="Standard"/>
      <text:p text:style-name="Standard"/>
      <text:p text:style-name="Standard">//Q.6............equilateral triangle or isosceles triangle</text:p>
      <text:p text:style-name="Standard">#include &lt;stdio.h&gt;</text:p>
      <text:p text:style-name="Standard">int main()</text:p>
      <text:p text:style-name="Standard">{</text:p>
      <text:p text:style-name="Standard">float a,b,c;</text:p>
      <text:p text:style-name="Standard">printf("Enter all three sides of triangle\n");</text:p>
      <text:p text:style-name="Standard">scanf("%f%f%f",&amp;a,&amp;b,&amp;c);</text:p>
      <text:p text:style-name="Standard">if(a==b&amp;&amp;b==c&amp;&amp;c==a)</text:p>
      <text:p text:style-name="Standard">printf("the given triangle is an equilateral triangle");</text:p>
      <text:p text:style-name="Standard">else</text:p>
      <text:p text:style-name="Standard">if(a==b||b==c||c==a)</text:p>
      <text:p text:style-name="Standard">printf("the given triangle is an isosceles triangle");</text:p>
      <text:p text:style-name="Standard">else</text:p>
      <text:p text:style-name="Standard">printf("the given triangle is neither isosceles triangle nor equilateral triangle ");</text:p>
      <text:p text:style-name="Standard">return 0;</text:p>
      <text:p text:style-name="Standard">}</text:p>
      <text:p text:style-name="Standard">.......................................................................................</text:p>
      <text:p text:style-name="Standard"/>
      <text:p text:style-name="Standard"/>
      <text:p text:style-name="Standard">//Q.7........alphabet or not</text:p>
      <text:p text:style-name="Standard">#include &lt;stdio.h&gt;</text:p>
      <text:p text:style-name="Standard">int</text:p>
      <text:p text:style-name="Standard">main ()</text:p>
      <text:p text:style-name="Standard">{</text:p>
      <text:p text:style-name="Standard"><text:soft-page-break/>char ch;</text:p>
      <text:p text:style-name="Standard">printf ("Enter any charachter ");</text:p>
      <text:p text:style-name="Standard">scanf ("%c", &amp;ch);</text:p>
      <text:p text:style-name="Standard">if (ch &gt;= 65 &amp;&amp; ch &lt;= 90)</text:p>
      <text:p text:style-name="Standard">printf ("charachter is an uper case alphabetical letter");</text:p>
      <text:p text:style-name="Standard">else if (ch &gt;= 97 &amp;&amp; ch &lt;= 122)</text:p>
      <text:p text:style-name="Standard">printf ("charachter is an lower case alphabetical letter");</text:p>
      <text:p text:style-name="Standard">else</text:p>
      <text:p text:style-name="Standard">printf (" Entered charachter is not alphabetical letter ");</text:p>
      <text:p text:style-name="Standard">return 0;</text:p>
      <text:p text:style-name="Standard">}</text:p>
      <text:p text:style-name="Standard"/>
      <text:p text:style-name="Standard"/>
      <text:p text:style-name="Standard">.............................................................................................</text:p>
      <text:p text:style-name="Standard">//Q.8.......triangle is valid or not</text:p>
      <text:p text:style-name="Standard">#include &lt;stdio.h&gt;</text:p>
      <text:p text:style-name="Standard">int</text:p>
      <text:p text:style-name="Standard">main ()</text:p>
      <text:p text:style-name="Standard">{</text:p>
      <text:p text:style-name="Standard">float a, b, c;</text:p>
      <text:p text:style-name="Standard">int sum = 0;</text:p>
      <text:p text:style-name="Standard"/>
      <text:p text:style-name="Standard">printf (" Enter all three angle of triangle\n");</text:p>
      <text:p text:style-name="Standard">scanf ("%f%f%f", &amp;a, &amp;b, &amp;c);</text:p>
      <text:p text:style-name="Standard">sum = a + b + c;</text:p>
      <text:p text:style-name="Standard">if (sum == 180)</text:p>
      <text:p text:style-name="Standard">printf ("the triangle is valid\n");</text:p>
      <text:p text:style-name="Standard">else</text:p>
      <text:p text:style-name="Standard">printf ("the triangle is invalid");</text:p>
      <text:p text:style-name="Standard">return 0;</text:p>
      <text:p text:style-name="Standard">}</text:p>
      <text:p text:style-name="Standard">..............................................................................</text:p>
      <text:p text:style-name="Standard"/>
      <text:p text:style-name="Standard">//Q.9......... number divsibel by 5and 11 or not</text:p>
      <text:p text:style-name="Standard">#include &lt;stdio.h&gt;</text:p>
      <text:p text:style-name="Standard">int</text:p>
      <text:p text:style-name="Standard">main ()</text:p>
      <text:p text:style-name="Standard">{</text:p>
      <text:p text:style-name="Standard">int a;</text:p>
      <text:p text:style-name="Standard">printf ("Enter any number to check divisibelity with 5 and 11\n");</text:p>
      <text:p text:style-name="Standard">scanf ("%d", &amp;a);</text:p>
      <text:p text:style-name="Standard">if (a % 5 == 0 &amp;&amp; a % 11 == 0)</text:p>
      <text:p text:style-name="Standard">printf ("%d is divisibel by 5 and 11 .", a);</text:p>
      <text:p text:style-name="Standard">else</text:p>
      <text:p text:style-name="Standard">printf ("%d is not divisibel by 5 and 11 .", a);</text:p>
      <text:p text:style-name="Standard">return 0;</text:p>
      <text:p text:style-name="Standard">}</text:p>
      <text:p text:style-name="Standard"/>
      <text:p text:style-name="Standard">....................................................................................</text:p>
      <text:p text:style-name="Standard">//Q.10........input week num. and print week day</text:p>
      <text:p text:style-name="Standard">#include&lt;stdio.h&gt;</text:p>
      <text:p text:style-name="Standard">int main(){</text:p>
      <text:p text:style-name="Standard"><text:soft-page-break/>int num;</text:p>
      <text:p text:style-name="Standard">printf("enter week number\n");</text:p>
      <text:p text:style-name="Standard">scanf("%d",&amp;num);</text:p>
      <text:p text:style-name="Standard">switch(num){</text:p>
      <text:p text:style-name="Standard">case 1:printf("monday");break;</text:p>
      <text:p text:style-name="Standard">case 2:printf("tuesday");break;</text:p>
      <text:p text:style-name="Standard">case 3:printf("wednesday");break;</text:p>
      <text:p text:style-name="Standard">case 4:printf("thursday");break;</text:p>
      <text:p text:style-name="Standard">case 5:printf("friday");break;</text:p>
      <text:p text:style-name="Standard">case 6:printf("saturday");break;</text:p>
      <text:p text:style-name="Standard">case 7:printf("sunday");break;</text:p>
      <text:p text:style-name="Standard">default:printf("invalid number");</text:p>
      <text:p text:style-name="Standard"/>
      <text:p text:style-name="Standard">}</text:p>
      <text:p text:style-name="Standard"/>
      <text:p text:style-name="Standard">return 0;</text:p>
      <text:p text:style-name="Standard">}</text:p>
      <text:p text:style-name="Standard">..................................................................................</text:p>
      <text:p text:style-name="Standard">//<text:span text:style-name="T1">Q.12.. .......................</text:span> <text:span text:style-name="T1">profit or loss</text:span></text:p>
      <text:p text:style-name="Standard"/>
      <text:p text:style-name="Standard">#include&lt;stdio.h&gt;</text:p>
      <text:p text:style-name="Standard">int main(){</text:p>
      <text:p text:style-name="Standard">int cp,sp;</text:p>
      <text:p text:style-name="Standard">printf("enter coast price:\n");</text:p>
      <text:p text:style-name="Standard">scanf("%d",&amp;cp);</text:p>
      <text:p text:style-name="Standard">printf("enter selling price\n");</text:p>
      <text:p text:style-name="Standard">scanf("%d",&amp;sp);</text:p>
      <text:p text:style-name="Standard">if (cp&gt;sp)</text:p>
      <text:p text:style-name="Standard">printf("loss");</text:p>
      <text:p text:style-name="Standard"/>
      <text:p text:style-name="Standard"><text:s/>else</text:p>
      <text:p text:style-name="Standard"><text:s/>if(cp&lt;sp)</text:p>
      <text:p text:style-name="Standard">printf("profit");</text:p>
      <text:p text:style-name="Standard">else</text:p>
      <text:p text:style-name="Standard"/>
      <text:p text:style-name="Standard"><text:s text:c="2"/>printf("no profit no loss");</text:p>
      <text:p text:style-name="Standard"/>
      <text:p text:style-name="Standard"/>
      <text:p text:style-name="Standard"/>
      <text:p text:style-name="Standard">return 0;</text:p>
      <text:p text:style-name="Standard">}</text:p>
      <text:p text:style-name="Standard"/>
      <text:p text:style-name="Standard">........................................................................</text:p>
      <text:p text:style-name="Standard"/>
      <text:p text:style-name="Standard">//Q.13..........program for finding parcentage and grade</text:p>
      <text:p text:style-name="Standard">#include&lt;stdio.h&gt;</text:p>
      <text:p text:style-name="Standard">int main(){</text:p>
      <text:p text:style-name="Standard">float Parcentage,physics,chemistry,math,biology,computer;</text:p>
      <text:p text:style-name="Standard">printf("Enter marks in physics out of 100\n");</text:p>
      <text:p text:style-name="Standard">scanf("%f",&amp;physics);</text:p>
      <text:p text:style-name="Standard">printf("Enter marks in chemistry out of 100\n");</text:p>
      <text:p text:style-name="Standard">scanf("%f",&amp;chemistry);</text:p>
      <text:p text:style-name="Standard"><text:soft-page-break/>printf("Enter marks in math out of 100\n");</text:p>
      <text:p text:style-name="Standard">scanf("%f",&amp;math);</text:p>
      <text:p text:style-name="Standard">printf("Enter marks in biology out of 100\n");</text:p>
      <text:p text:style-name="Standard">scanf("%f",&amp;biology);</text:p>
      <text:p text:style-name="Standard">printf("Enter marks in computer out of 100\n");</text:p>
      <text:p text:style-name="Standard">scanf("%f",&amp;computer);</text:p>
      <text:p text:style-name="Standard">Parcentage=(physics+chemistry+math+biology+computer)/5;</text:p>
      <text:p text:style-name="Standard">printf("Parcentage=%f\n",Parcentage);</text:p>
      <text:p text:style-name="Standard">if(Parcentage&gt;=90)</text:p>
      <text:p text:style-name="Standard">printf("\n passed with Gread 'A'");</text:p>
      <text:p text:style-name="Standard">else</text:p>
      <text:p text:style-name="Standard">if(Parcentage&gt;=80)</text:p>
      <text:p text:style-name="Standard">printf("\n passed with Gread 'B'");</text:p>
      <text:p text:style-name="Standard">else</text:p>
      <text:p text:style-name="Standard">if(Parcentage&gt;=70)</text:p>
      <text:p text:style-name="Standard">printf("\n passed with Gread 'C'");</text:p>
      <text:p text:style-name="Standard">else</text:p>
      <text:p text:style-name="Standard">if(Parcentage&gt;=60)</text:p>
      <text:p text:style-name="Standard">printf("\n passed with Gread 'D'");</text:p>
      <text:p text:style-name="Standard">else</text:p>
      <text:p text:style-name="Standard">if(Parcentage&gt;=40)</text:p>
      <text:p text:style-name="Standard">printf("\n passed with Gread 'E'");</text:p>
      <text:p text:style-name="Standard">else</text:p>
      <text:p text:style-name="Standard">if(Parcentage&lt;40)</text:p>
      <text:p text:style-name="Standard">printf("\n passed with Gread 'F'");</text:p>
      <text:p text:style-name="Standard">return 0;}</text:p>
      <text:p text:style-name="Standard">................................................................</text:p>
      <text:p text:style-name="Standard"/>
      <text:p text:style-name="Standard">//Q.14.............gross salary</text:p>
      <text:p text:style-name="Standard">#include&lt;stdio.h&gt;</text:p>
      <text:p text:style-name="Standard">int main(){</text:p>
      <text:p text:style-name="Standard">unsigned int bs;</text:p>
      <text:p text:style-name="Standard">float hra,da,gs;</text:p>
      <text:p text:style-name="Standard">printf("Enter the amount of basic salary \n");</text:p>
      <text:p text:style-name="Standard">scanf("%u",&amp;bs);</text:p>
      <text:p text:style-name="Standard">if(bs&lt;=10000)</text:p>
      <text:p text:style-name="Standard">{</text:p>
      <text:p text:style-name="Standard">hra=(bs*20)/100;</text:p>
      <text:p text:style-name="Standard">da=(bs*80)/100;</text:p>
      <text:p text:style-name="Standard">gs=bs+hra+da;</text:p>
      <text:p text:style-name="Standard">printf("hra is =%f\n",hra);</text:p>
      <text:p text:style-name="Standard">printf("da is =%f\n",da);</text:p>
      <text:p text:style-name="Standard">printf("gross salary is =%f\n",gs);</text:p>
      <text:p text:style-name="Standard">}</text:p>
      <text:p text:style-name="Standard">else</text:p>
      <text:p text:style-name="Standard">if(bs&lt;=20000)</text:p>
      <text:p text:style-name="Standard">{</text:p>
      <text:p text:style-name="Standard">hra=(bs*25)/100;</text:p>
      <text:p text:style-name="Standard">da=(bs*90)/100;</text:p>
      <text:p text:style-name="Standard">gs=bs+hra+da;</text:p>
      <text:p text:style-name="Standard">printf("hra is =%f\n",hra);</text:p>
      <text:p text:style-name="Standard">printf("da is =%f\n",da);</text:p>
      <text:p text:style-name="Standard"><text:soft-page-break/>printf("gross salary is =%f\n",gs);</text:p>
      <text:p text:style-name="Standard">}</text:p>
      <text:p text:style-name="Standard">else</text:p>
      <text:p text:style-name="Standard">if(bs&gt;20000)</text:p>
      <text:p text:style-name="Standard">{</text:p>
      <text:p text:style-name="Standard">hra=(bs*30)/100;</text:p>
      <text:p text:style-name="Standard">da=(bs*95)/100;</text:p>
      <text:p text:style-name="Standard">gs=bs+hra+da;</text:p>
      <text:p text:style-name="Standard">printf("hra is =%f\n",hra);</text:p>
      <text:p text:style-name="Standard">printf("da is =%f\n",da);</text:p>
      <text:p text:style-name="Standard">printf("gross salary is =%f\n",gs);</text:p>
      <text:p text:style-name="Standard">}</text:p>
      <text:p text:style-name="Standard">return 0;</text:p>
      <text:p text:style-name="Standard">}</text:p>
      <text:p text:style-name="Standard"/>
      <text:p text:style-name="Standard">..........................................................................................</text:p>
      <text:p text:style-name="Standard"/>
      <text:p text:style-name="P2">//Q.15............. electric bill and aditional charges</text:p>
      <text:p text:style-name="P2">#include&lt;stdio.h&gt;</text:p>
      <text:p text:style-name="P2">int main(){</text:p>
      <text:p text:style-name="P2">float unit,am,ac,to_am;</text:p>
      <text:p text:style-name="P2">printf("Enter your electric unit\n");</text:p>
      <text:p text:style-name="P2">scanf("%f",&amp;unit);</text:p>
      <text:p text:style-name="P2">if(unit&lt;50)</text:p>
      <text:p text:style-name="P2"/>
      <text:p text:style-name="P2">{ am = unit*0.50;</text:p>
      <text:p text:style-name="P2">printf(" A = your electicity bill is RS %f",am);</text:p>
      <text:p text:style-name="P2">}</text:p>
      <text:p text:style-name="P2">else</text:p>
      <text:p text:style-name="P2">if(unit&lt;=150)</text:p>
      <text:p text:style-name="P2">{ am = unit*0.75;</text:p>
      <text:p text:style-name="P2">printf("\n B=your electicity bill is RS %f",am);</text:p>
      <text:p text:style-name="P2">}</text:p>
      <text:p text:style-name="P2">else</text:p>
      <text:p text:style-name="P2">if(unit&lt;=250)</text:p>
      <text:p text:style-name="P2">{ am = unit*1.20;</text:p>
      <text:p text:style-name="P2">printf("\n C=your electicity bill is RS %f",am);</text:p>
      <text:p text:style-name="P2">}</text:p>
      <text:p text:style-name="P2">else</text:p>
      <text:p text:style-name="P2">if(unit&gt;250)</text:p>
      <text:p text:style-name="P2">{ am = unit*1.50;</text:p>
      <text:p text:style-name="P2">printf("\nD=your electicity bill is RS %f",am);</text:p>
      <text:p text:style-name="P2">}</text:p>
      <text:p text:style-name="P2">ac=(am*20)/100;</text:p>
      <text:p text:style-name="P2">printf(" \n 20%% aditional charges = %f",ac);</text:p>
      <text:p text:style-name="P2">to_am=am+ac;</text:p>
      <text:p text:style-name="P2">printf("\n Total amount of your electicity bill= %f",to_am);</text:p>
      <text:p text:style-name="P2">return 0;</text:p>
      <text:p text:style-name="P2">}}</text:p>
      <text:p text:style-name="P2">else</text:p>
      <text:p text:style-name="P2">if(unit&lt;=150)</text:p>
      <text:p text:style-name="P2">{ am = unit*0.75;</text:p>
      <text:p text:style-name="P2"><text:soft-page-break/>printf("\n B=your electicity bill is RS %f",am);</text:p>
      <text:p text:style-name="P2">}</text:p>
      <text:p text:style-name="P2">else</text:p>
      <text:p text:style-name="P2">if(unit&lt;=250)</text:p>
      <text:p text:style-name="P2">{ am = unit*1.20;</text:p>
      <text:p text:style-name="P2">printf("\n C=your electicity bill is RS %f",am);</text:p>
      <text:p text:style-name="P2">}</text:p>
      <text:p text:style-name="P2">else</text:p>
      <text:p text:style-name="P2">if(unit&gt;250)</text:p>
      <text:p text:style-name="P2">{ am = unit*1.50;</text:p>
      <text:p text:style-name="P2">printf("\nD=your electicity bill is RS %f",am);</text:p>
      <text:p text:style-name="P2">}</text:p>
      <text:p text:style-name="P2">ac=(am*20)/100;</text:p>
      <text:p text:style-name="P2">printf(" \n 20%% aditional charges = %f",ac);</text:p>
      <text:p text:style-name="P2">to_am=am+ac;</text:p>
      <text:p text:style-name="P2">printf("\n Total amount of your electicity bill= %f",to_am);</text:p>
      <text:p text:style-name="P2">return 0;</text:p>
      <text:p text:style-name="P2">}nit,am,ac,to_am;</text:p>
      <text:p text:style-name="Standard">printf("Enter your electric unit\n");</text:p>
      <text:p text:style-name="Standard">scanf("%f",&amp;unit);</text:p>
      <text:p text:style-name="Standard">if(unit&lt;50)</text:p>
      <text:p text:style-name="Standard"/>
      <text:p text:style-name="Standard">{ am = unit*0.50;</text:p>
      <text:p text:style-name="Standard">printf(" A = your electicity bill is RS %f",am);</text:p>
      <text:p text:style-name="Standard">}</text:p>
      <text:p text:style-name="Standard">else</text:p>
      <text:p text:style-name="Standard">if(unit&lt;=150)</text:p>
      <text:p text:style-name="Standard">{ am = unit*0.75;</text:p>
      <text:p text:style-name="Standard">printf("\n B=your electicity bill is RS %f",am);</text:p>
      <text:p text:style-name="Standard">}</text:p>
      <text:p text:style-name="Standard">else</text:p>
      <text:p text:style-name="Standard">if(unit&lt;=250)</text:p>
      <text:p text:style-name="Standard">{ am = unit*1.20;</text:p>
      <text:p text:style-name="Standard">printf("\n C=your electicity bill is RS %f",am);</text:p>
      <text:p text:style-name="Standard">}</text:p>
      <text:p text:style-name="Standard">else</text:p>
      <text:p text:style-name="Standard">if(unit&gt;250)</text:p>
      <text:p text:style-name="Standard">{ am = unit*1.50;</text:p>
      <text:p text:style-name="Standard">printf("\nD=your electicity bill is RS %f",am);</text:p>
      <text:p text:style-name="Standard">}</text:p>
      <text:p text:style-name="Standard">ac=(am*20)/100;</text:p>
      <text:p text:style-name="Standard">printf(" \n 20%% aditional charges = %f",ac);</text:p>
      <text:p text:style-name="Standard">to_am=am+ac;</text:p>
      <text:p text:style-name="Standard">printf("\n Total amount of your electicity bill= %f",to_am);</text:p>
      <text:p text:style-name="Standard">return 0;</text:p>
      <text:p text:style-name="Standard">}</text:p>
      <text:p text:style-name="Standard"/>
      <text:p text:style-name="Standard"/>
      <text:p text:style-name="Standard">......................................................................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1T11:23:27.530800576</meta:creation-date>
    <meta:generator>LibreOffice/6.0.7.3$Linux_X86_64 LibreOffice_project/00m0$Build-3</meta:generator>
    <dc:date>2021-10-21T12:12:38.383416362</dc:date>
    <meta:editing-duration>PT48M16S</meta:editing-duration>
    <meta:editing-cycles>4</meta:editing-cycles>
    <meta:document-statistic meta:table-count="0" meta:image-count="0" meta:object-count="0" meta:page-count="7" meta:paragraph-count="329" meta:word-count="905" meta:character-count="7179" meta:non-whitespace-character-count="6598"/>
  </office:meta>
</office:document-meta>
</file>